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03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17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25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35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68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82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9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07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21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72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13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28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36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0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1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46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58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59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69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71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7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8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89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00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01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03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05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06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08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11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15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2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26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33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37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39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42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43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46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47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4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5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5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66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6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7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0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1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82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85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9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99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05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0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0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0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13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1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1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19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23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28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2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3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36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40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46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49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50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52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53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54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55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2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63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6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70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8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86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7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8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9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94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7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98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9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3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07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09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10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14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15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1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1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0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1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2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25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26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3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33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3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41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42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4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45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54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55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56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0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64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65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67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70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75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79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81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87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88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8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9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91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9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93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9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95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9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97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7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9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1T16:00:48.681693979</dc:date>
    <meta:editing-duration>P112DT22H26M47S</meta:editing-duration>
    <meta:editing-cycles>1913</meta:editing-cycles>
    <meta:generator>LibreOffice/7.3.7.2$Linux_X86_64 LibreOffice_project/30$Build-2</meta:generator>
    <dc:creator>James Petts</dc:creator>
    <meta:document-statistic meta:table-count="3" meta:cell-count="6172" meta:object-count="0"/>
  </office:meta>
</office:document-meta>
</file>